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28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3.944cm"/>
    </style:style>
    <style:style style:name="co10" style:family="table-column">
      <style:table-column-properties fo:break-before="auto" style:column-width="5.387cm"/>
    </style:style>
    <style:style style:name="co11" style:family="table-column">
      <style:table-column-properties fo:break-before="auto" style:column-width="1.86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number-columns-repeated="2" table:default-cell-style-name="Default"/>
        <table:table-row table:style-name="ro1">
          <table:table-cell office:value-type="string">
            <text:p>Boot Finish Date/Time</text:p>
          </table:table-cell>
          <table:table-cell office:value-type="string">
            <text:p>BIOS</text:p>
            <text:p>Time</text:p>
          </table:table-cell>
          <table:table-cell office:value-type="string">
            <text:p>Time to</text:p>
            <text:p>Logon</text:p>
          </table:table-cell>
          <table:table-cell office:value-type="string">
            <text:p>Logon</text:p>
            <text:p>Timeout</text:p>
          </table:table-cell>
          <table:table-cell office:value-type="string">
            <text:p>Logon to</text:p>
            <text:p>Desktop</text:p>
          </table:table-cell>
          <table:table-cell office:value-type="string">
            <text:p>Grade</text:p>
          </table:table-cell>
          <table:table-cell office:value-type="string">
            <text:p>Change</text:p>
          </table:table-cell>
          <table:table-cell office:value-type="string">
            <text:p>Boot Result</text:p>
          </table:table-cell>
          <table:table-cell office:value-type="string">
            <text:p>Startup</text:p>
          </table:table-cell>
          <table:table-cell office:value-type="string">
            <text:p>Explorer Startup Delay</text:p>
          </table:table-cell>
          <table:table-cell office:value-type="string">
            <text:p>Special Desktop Ready Method</text:p>
          </table:table-cell>
          <table:table-cell office:value-type="string">
            <text:p>Comment</text:p>
          </table:table-cell>
          <table:table-cell table:number-columns-repeated="2"/>
        </table:table-row>
        <table:table-row table:style-name="ro2">
          <table:table-cell office:value-type="string">
            <text:p>2021-11-13 10:56:47</text:p>
          </table:table-cell>
          <table:table-cell office:value-type="float" office:value="6.645">
            <text:p>6.645</text:p>
          </table:table-cell>
          <table:table-cell office:value-type="float" office:value="99">
            <text:p>99</text:p>
          </table:table-cell>
          <table:table-cell office:value-type="float" office:value="57">
            <text:p>57</text:p>
          </table:table-cell>
          <table:table-cell office:value-type="float" office:value="161">
            <text:p>161</text:p>
          </table:table-cell>
          <table:table-cell/>
          <table:table-cell office:value-type="float" office:value="-185">
            <text:p>-185</text:p>
          </table:table-cell>
          <table:table-cell office:value-type="float" office:value="260.14">
            <text:p>260.14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13 10:56:48</text:p>
          </table:table-cell>
          <table:table-cell office:value-type="float" office:value="5.28">
            <text:p>5.28</text:p>
          </table:table-cell>
          <table:table-cell office:value-type="float" office:value="317">
            <text:p>317</text:p>
          </table:table-cell>
          <table:table-cell office:value-type="float" office:value="944">
            <text:p>944</text:p>
          </table:table-cell>
          <table:table-cell office:value-type="float" office:value="128">
            <text:p>128</text:p>
          </table:table-cell>
          <table:table-cell/>
          <table:table-cell office:value-type="float" office:value="-3.063">
            <text:p>-3.063</text:p>
          </table:table-cell>
          <table:table-cell office:value-type="float" office:value="445.14">
            <text:p>445.14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13 10:56:49</text:p>
          </table:table-cell>
          <table:table-cell office:value-type="float" office:value="6.725">
            <text:p>6.725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/>
          <table:table-cell office:value-type="float" office:value="49.891">
            <text:p>49.891</text:p>
          </table:table-cell>
          <table:table-cell office:value-type="float" office:value="448.203">
            <text:p>448.203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13 10:56:50</text:p>
          </table:table-cell>
          <table:table-cell office:value-type="float" office:value="12.454">
            <text:p>12.454</text:p>
          </table:table-cell>
          <table:table-cell office:value-type="float" office:value="129">
            <text:p>129</text:p>
          </table:table-cell>
          <table:table-cell office:value-type="float" office:value="76">
            <text:p>76</text:p>
          </table:table-cell>
          <table:table-cell office:value-type="float" office:value="269">
            <text:p>269</text:p>
          </table:table-cell>
          <table:table-cell/>
          <table:table-cell office:value-type="float" office:value="-62.438">
            <text:p>-62.438</text:p>
          </table:table-cell>
          <table:table-cell office:value-type="float" office:value="398.312">
            <text:p>398.312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13 10:56:51</text:p>
          </table:table-cell>
          <table:table-cell office:value-type="float" office:value="12.412">
            <text:p>12.412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/>
          <table:table-cell office:value-type="float" office:value="163.485">
            <text:p>163.485</text:p>
          </table:table-cell>
          <table:table-cell office:value-type="float" office:value="460.75">
            <text:p>460.75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13 10:56:52</text:p>
          </table:table-cell>
          <table:table-cell office:value-type="float" office:value="5.937">
            <text:p>5.937</text:p>
          </table:table-cell>
          <table:table-cell office:value-type="float" office:value="176">
            <text:p>176</text:p>
          </table:table-cell>
          <table:table-cell office:value-type="float" office:value="240">
            <text:p>240</text:p>
          </table:table-cell>
          <table:table-cell office:value-type="float" office:value="121">
            <text:p>121</text:p>
          </table:table-cell>
          <table:table-cell/>
          <table:table-cell office:value-type="float" office:value="-173.203">
            <text:p>-173.203</text:p>
          </table:table-cell>
          <table:table-cell office:value-type="float" office:value="297.265">
            <text:p>297.265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8 10:01:29</text:p>
          </table:table-cell>
          <table:table-cell office:value-type="float" office:value="12.238">
            <text:p>12.238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/>
          <table:table-cell office:value-type="float" office:value="80.515">
            <text:p>80.515</text:p>
          </table:table-cell>
          <table:table-cell office:value-type="float" office:value="470.468">
            <text:p>470.468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8 09:48:39</text:p>
          </table:table-cell>
          <table:table-cell office:value-type="float" office:value="12.194">
            <text:p>12.194</text:p>
          </table:table-cell>
          <table:table-cell office:value-type="float" office:value="281">
            <text:p>281</text:p>
          </table:table-cell>
          <table:table-cell office:value-type="float" office:value="157">
            <text:p>157</text:p>
          </table:table-cell>
          <table:table-cell office:value-type="float" office:value="108">
            <text:p>108</text:p>
          </table:table-cell>
          <table:table-cell/>
          <table:table-cell office:value-type="float" office:value="-20.765">
            <text:p>-20.765</text:p>
          </table:table-cell>
          <table:table-cell office:value-type="float" office:value="389.953">
            <text:p>389.953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8 09:33:41</text:p>
          </table:table-cell>
          <table:table-cell office:value-type="float" office:value="12.363">
            <text:p>12.363</text:p>
          </table:table-cell>
          <table:table-cell office:value-type="float" office:value="276">
            <text:p>276</text:p>
          </table:table-cell>
          <table:table-cell office:value-type="float" office:value="96">
            <text:p>96</text:p>
          </table:table-cell>
          <table:table-cell office:value-type="float" office:value="134">
            <text:p>134</text:p>
          </table:table-cell>
          <table:table-cell/>
          <table:table-cell office:value-type="float" office:value="87.922">
            <text:p>87.922</text:p>
          </table:table-cell>
          <table:table-cell office:value-type="float" office:value="410.718">
            <text:p>410.718</text:p>
          </table:table-cell>
          <table:table-cell table:number-columns-repeated="6"/>
        </table:table-row>
        <table:table-row table:style-name="ro2">
          <table:table-cell office:value-type="string">
            <text:p>2021-11-08 09:18:33</text:p>
          </table:table-cell>
          <table:table-cell office:value-type="float" office:value="12.285">
            <text:p>12.285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71">
            <text:p>171</text:p>
          </table:table-cell>
          <table:table-cell/>
          <table:table-cell office:value-type="float" office:value="-14.829">
            <text:p>-14.829</text:p>
          </table:table-cell>
          <table:table-cell office:value-type="float" office:value="322.796">
            <text:p>322.796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8 09:04:57</text:p>
          </table:table-cell>
          <table:table-cell office:value-type="float" office:value="12.243">
            <text:p>12.243</text:p>
          </table:table-cell>
          <table:table-cell office:value-type="float" office:value="140">
            <text:p>140</text:p>
          </table:table-cell>
          <table:table-cell office:value-type="float" office:value="123">
            <text:p>123</text:p>
          </table:table-cell>
          <table:table-cell office:value-type="float" office:value="197">
            <text:p>197</text:p>
          </table:table-cell>
          <table:table-cell/>
          <table:table-cell office:value-type="float" office:value="-99.5">
            <text:p>-99.5</text:p>
          </table:table-cell>
          <table:table-cell office:value-type="float" office:value="337.625">
            <text:p>337.625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8 08:24:33</text:p>
          </table:table-cell>
          <table:table-cell office:value-type="float" office:value="11.268">
            <text:p>11.268</text:p>
          </table:table-cell>
          <table:table-cell office:value-type="float" office:value="225">
            <text:p>225</text:p>
          </table:table-cell>
          <table:table-cell office:value-type="float" office:value="64">
            <text:p>64</text:p>
          </table:table-cell>
          <table:table-cell office:value-type="float" office:value="212">
            <text:p>212</text:p>
          </table:table-cell>
          <table:table-cell/>
          <table:table-cell office:value-type="float" office:value="296.907">
            <text:p>296.907</text:p>
          </table:table-cell>
          <table:table-cell office:value-type="float" office:value="437.125">
            <text:p>437.125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6 18:02:33</text:p>
          </table:table-cell>
          <table:table-cell office:value-type="float" office:value="12.157">
            <text:p>12.157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08">
            <text:p>108</text:p>
          </table:table-cell>
          <table:table-cell/>
          <table:table-cell office:value-type="float" office:value="-111.485">
            <text:p>-111.485</text:p>
          </table:table-cell>
          <table:table-cell office:value-type="float" office:value="140.218">
            <text:p>140.218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6 17:47:29</text:p>
          </table:table-cell>
          <table:table-cell office:value-type="float" office:value="12.193">
            <text:p>12.193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19">
            <text:p>219</text:p>
          </table:table-cell>
          <table:table-cell/>
          <table:table-cell office:value-type="float" office:value="-133.015">
            <text:p>-133.015</text:p>
          </table:table-cell>
          <table:table-cell office:value-type="float" office:value="251.703">
            <text:p>251.703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6 17:34:07</text:p>
          </table:table-cell>
          <table:table-cell office:value-type="float" office:value="13.23">
            <text:p>13.23</text:p>
          </table:table-cell>
          <table:table-cell office:value-type="float" office:value="158">
            <text:p>158</text:p>
          </table:table-cell>
          <table:table-cell office:value-type="float" office:value="115">
            <text:p>115</text:p>
          </table:table-cell>
          <table:table-cell office:value-type="float" office:value="226">
            <text:p>226</text:p>
          </table:table-cell>
          <table:table-cell/>
          <table:table-cell office:value-type="float" office:value="190.906">
            <text:p>190.906</text:p>
          </table:table-cell>
          <table:table-cell office:value-type="float" office:value="384.718">
            <text:p>384.718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5 09:39:57</text:p>
          </table:table-cell>
          <table:table-cell office:value-type="float" office:value="6.604">
            <text:p>6.604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/>
          <table:table-cell office:value-type="float" office:value="-31.109">
            <text:p>-31.109</text:p>
          </table:table-cell>
          <table:table-cell office:value-type="float" office:value="193.812">
            <text:p>193.812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5 09:31:25</text:p>
          </table:table-cell>
          <table:table-cell office:value-type="float" office:value="6.685">
            <text:p>6.685</text:p>
          </table:table-cell>
          <table:table-cell office:value-type="float" office:value="99">
            <text:p>99</text:p>
          </table:table-cell>
          <table:table-cell office:value-type="float" office:value="73">
            <text:p>73</text:p>
          </table:table-cell>
          <table:table-cell office:value-type="float" office:value="125">
            <text:p>125</text:p>
          </table:table-cell>
          <table:table-cell/>
          <table:table-cell office:value-type="float" office:value="-28.375">
            <text:p>-28.375</text:p>
          </table:table-cell>
          <table:table-cell office:value-type="float" office:value="224.921">
            <text:p>224.921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5 09:23:33</text:p>
          </table:table-cell>
          <table:table-cell office:value-type="float" office:value="6.494">
            <text:p>6.494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 office:value-type="float" office:value="165">
            <text:p>165</text:p>
          </table:table-cell>
          <table:table-cell/>
          <table:table-cell office:value-type="float" office:value="34.281">
            <text:p>34.281</text:p>
          </table:table-cell>
          <table:table-cell office:value-type="float" office:value="253.296">
            <text:p>253.296</text:p>
          </table:table-cell>
          <table:table-cell table:number-columns-repeated="6"/>
        </table:table-row>
        <table:table-row table:style-name="ro2">
          <table:table-cell office:value-type="string">
            <text:p>2021-11-05 09:07:50</text:p>
          </table:table-cell>
          <table:table-cell office:value-type="float" office:value="6.474">
            <text:p>6.474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204">
            <text:p>204</text:p>
          </table:table-cell>
          <table:table-cell/>
          <table:table-cell office:value-type="float" office:value="-87.391">
            <text:p>-87.391</text:p>
          </table:table-cell>
          <table:table-cell office:value-type="float" office:value="219.015">
            <text:p>219.015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5 08:23:35</text:p>
          </table:table-cell>
          <table:table-cell office:value-type="float" office:value="6.422">
            <text:p>6.422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/>
          <table:table-cell office:value-type="float" office:value="108.656">
            <text:p>108.656</text:p>
          </table:table-cell>
          <table:table-cell office:value-type="float" office:value="306.406">
            <text:p>306.406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2 17:56:59</text:p>
          </table:table-cell>
          <table:table-cell office:value-type="float" office:value="6.433">
            <text:p>6.433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181">
            <text:p>181</text:p>
          </table:table-cell>
          <table:table-cell/>
          <table:table-cell office:value-type="float" office:value="-13.812">
            <text:p>-13.812</text:p>
          </table:table-cell>
          <table:table-cell office:value-type="float" office:value="197.75">
            <text:p>197.75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2 17:48:56</text:p>
          </table:table-cell>
          <table:table-cell office:value-type="float" office:value="6.738">
            <text:p>6.738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 office:value-type="float" office:value="121">
            <text:p>121</text:p>
          </table:table-cell>
          <table:table-cell/>
          <table:table-cell office:value-type="float" office:value="-35.578">
            <text:p>-35.578</text:p>
          </table:table-cell>
          <table:table-cell office:value-type="float" office:value="211.562">
            <text:p>211.562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2 17:41:38</text:p>
          </table:table-cell>
          <table:table-cell office:value-type="float" office:value="6.431">
            <text:p>6.431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67">
            <text:p>167</text:p>
          </table:table-cell>
          <table:table-cell/>
          <table:table-cell office:value-type="float" office:value="-12.719">
            <text:p>-12.719</text:p>
          </table:table-cell>
          <table:table-cell office:value-type="float" office:value="247.14">
            <text:p>247.14</text:p>
          </table:table-cell>
          <table:table-cell table:number-columns-repeated="6"/>
        </table:table-row>
        <table:table-row table:style-name="ro2">
          <table:table-cell office:value-type="string">
            <text:p>2021-11-02 17:31:44</text:p>
          </table:table-cell>
          <table:table-cell office:value-type="float" office:value="6.429">
            <text:p>6.42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/>
          <table:table-cell office:value-type="float" office:value="12.75">
            <text:p>12.75</text:p>
          </table:table-cell>
          <table:table-cell office:value-type="float" office:value="259.859">
            <text:p>259.859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2 17:18:35</text:p>
          </table:table-cell>
          <table:table-cell office:value-type="float" office:value="6.545">
            <text:p>6.54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212">
            <text:p>212</text:p>
          </table:table-cell>
          <table:table-cell/>
          <table:table-cell office:value-type="float" office:value="-296.203">
            <text:p>-296.203</text:p>
          </table:table-cell>
          <table:table-cell office:value-type="float" office:value="247.109">
            <text:p>247.109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1-02 16:57:22</text:p>
          </table:table-cell>
          <table:table-cell office:value-type="float" office:value="5.92">
            <text:p>5.92</text:p>
          </table:table-cell>
          <table:table-cell office:value-type="float" office:value="318">
            <text:p>318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/>
          <table:table-cell office:value-type="float" office:value="72.719">
            <text:p>72.719</text:p>
          </table:table-cell>
          <table:table-cell office:value-type="float" office:value="543.312">
            <text:p>543.312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31 17:36:54</text:p>
          </table:table-cell>
          <table:table-cell office:value-type="float" office:value="6.725">
            <text:p>6.725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/>
          <table:table-cell office:value-type="float" office:value="11.875">
            <text:p>11.875</text:p>
          </table:table-cell>
          <table:table-cell office:value-type="float" office:value="470.593">
            <text:p>470.593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31 17:24:02</text:p>
          </table:table-cell>
          <table:table-cell office:value-type="float" office:value="6.698">
            <text:p>6.698</text:p>
          </table:table-cell>
          <table:table-cell office:value-type="float" office:value="364">
            <text:p>364</text:p>
          </table:table-cell>
          <table:table-cell office:value-type="float" office:value="27">
            <text:p>27</text:p>
          </table:table-cell>
          <table:table-cell office:value-type="float" office:value="94">
            <text:p>94</text:p>
          </table:table-cell>
          <table:table-cell/>
          <table:table-cell office:value-type="float" office:value="-102.891">
            <text:p>-102.891</text:p>
          </table:table-cell>
          <table:table-cell office:value-type="float" office:value="458.718">
            <text:p>458.718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31 15:31:01</text:p>
          </table:table-cell>
          <table:table-cell office:value-type="float" office:value="6.534">
            <text:p>6.534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/>
          <table:table-cell office:value-type="float" office:value="77.078">
            <text:p>77.078</text:p>
          </table:table-cell>
          <table:table-cell office:value-type="float" office:value="561.609">
            <text:p>561.609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31 14:34:33</text:p>
          </table:table-cell>
          <table:table-cell office:value-type="float" office:value="6.867">
            <text:p>6.867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/>
          <table:table-cell office:value-type="float" office:value="-338.375">
            <text:p>-338.375</text:p>
          </table:table-cell>
          <table:table-cell office:value-type="float" office:value="484.531">
            <text:p>484.531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31 13:31:45</text:p>
          </table:table-cell>
          <table:table-cell office:value-type="float" office:value="6.816">
            <text:p>6.816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/>
          <table:table-cell office:value-type="float" office:value="332.75">
            <text:p>332.75</text:p>
          </table:table-cell>
          <table:table-cell office:value-type="float" office:value="822.906">
            <text:p>822.906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31 08:59:15</text:p>
          </table:table-cell>
          <table:table-cell office:value-type="float" office:value="6.709">
            <text:p>6.709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/>
          <table:table-cell office:value-type="float" office:value="13.719">
            <text:p>13.719</text:p>
          </table:table-cell>
          <table:table-cell office:value-type="float" office:value="490.156">
            <text:p>490.156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31 08:47:49</text:p>
          </table:table-cell>
          <table:table-cell office:value-type="float" office:value="6.847">
            <text:p>6.847</text:p>
          </table:table-cell>
          <table:table-cell office:value-type="float" office:value="388">
            <text:p>388</text:p>
          </table:table-cell>
          <table:table-cell office:value-type="float" office:value="23">
            <text:p>23</text:p>
          </table:table-cell>
          <table:table-cell office:value-type="float" office:value="88">
            <text:p>88</text:p>
          </table:table-cell>
          <table:table-cell/>
          <table:table-cell office:value-type="float" office:value="56">
            <text:p>56</text:p>
          </table:table-cell>
          <table:table-cell office:value-type="float" office:value="476.437">
            <text:p>476.437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31 08:33:59</text:p>
          </table:table-cell>
          <table:table-cell office:value-type="float" office:value="6.515">
            <text:p>6.515</text:p>
          </table:table-cell>
          <table:table-cell office:value-type="float" office:value="339">
            <text:p>339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/>
          <table:table-cell office:value-type="float" office:value="-161.953">
            <text:p>-161.953</text:p>
          </table:table-cell>
          <table:table-cell office:value-type="float" office:value="420.437">
            <text:p>420.437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31 08:18:28</text:p>
          </table:table-cell>
          <table:table-cell office:value-type="float" office:value="6.435">
            <text:p>6.435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/>
          <table:table-cell office:value-type="float" office:value="46.969">
            <text:p>46.969</text:p>
          </table:table-cell>
          <table:table-cell office:value-type="float" office:value="582.39">
            <text:p>582.39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30 17:40:29</text:p>
          </table:table-cell>
          <table:table-cell office:value-type="float" office:value="6.817">
            <text:p>6.817</text:p>
          </table:table-cell>
          <table:table-cell office:value-type="float" office:value="447">
            <text:p>447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/>
          <table:table-cell office:value-type="float" office:value="46.906">
            <text:p>46.906</text:p>
          </table:table-cell>
          <table:table-cell office:value-type="float" office:value="535.421">
            <text:p>535.421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30 16:39:30</text:p>
          </table:table-cell>
          <table:table-cell office:value-type="float" office:value="6.449">
            <text:p>6.449</text:p>
          </table:table-cell>
          <table:table-cell office:value-type="float" office:value="350">
            <text:p>350</text:p>
          </table:table-cell>
          <table:table-cell office:value-type="float" office:value="469">
            <text:p>469</text:p>
          </table:table-cell>
          <table:table-cell office:value-type="float" office:value="138">
            <text:p>138</text:p>
          </table:table-cell>
          <table:table-cell/>
          <table:table-cell office:value-type="float" office:value="-57.594">
            <text:p>-57.594</text:p>
          </table:table-cell>
          <table:table-cell office:value-type="float" office:value="488.515">
            <text:p>488.515</text:p>
          </table:table-cell>
          <table:table-cell table:number-columns-repeated="6"/>
        </table:table-row>
        <table:table-row table:style-name="ro2">
          <table:table-cell office:value-type="string">
            <text:p>2021-10-30 15:37:58</text:p>
          </table:table-cell>
          <table:table-cell office:value-type="float" office:value="6.676">
            <text:p>6.676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/>
          <table:table-cell office:value-type="float" office:value="-42.125">
            <text:p>-42.125</text:p>
          </table:table-cell>
          <table:table-cell office:value-type="float" office:value="546.109">
            <text:p>546.109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30 15:06:31</text:p>
          </table:table-cell>
          <table:table-cell office:value-type="float" office:value="6.388">
            <text:p>6.388</text:p>
          </table:table-cell>
          <table:table-cell office:value-type="float" office:value="447">
            <text:p>447</text:p>
          </table:table-cell>
          <table:table-cell office:value-type="float" office:value="42">
            <text:p>42</text:p>
          </table:table-cell>
          <table:table-cell office:value-type="float" office:value="141">
            <text:p>141</text:p>
          </table:table-cell>
          <table:table-cell/>
          <table:table-cell office:value-type="float" office:value="4.578">
            <text:p>4.578</text:p>
          </table:table-cell>
          <table:table-cell office:value-type="float" office:value="588.234">
            <text:p>588.234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8 17:02:26</text:p>
          </table:table-cell>
          <table:table-cell office:value-type="float" office:value="6.759">
            <text:p>6.759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/>
          <table:table-cell office:value-type="float" office:value="31.422">
            <text:p>31.422</text:p>
          </table:table-cell>
          <table:table-cell office:value-type="float" office:value="583.656">
            <text:p>583.656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8 14:56:21</text:p>
          </table:table-cell>
          <table:table-cell office:value-type="float" office:value="6.767">
            <text:p>6.767</text:p>
          </table:table-cell>
          <table:table-cell office:value-type="float" office:value="446">
            <text:p>446</text:p>
          </table:table-cell>
          <table:table-cell office:value-type="float" office:value="58">
            <text:p>58</text:p>
          </table:table-cell>
          <table:table-cell office:value-type="float" office:value="106">
            <text:p>106</text:p>
          </table:table-cell>
          <table:table-cell/>
          <table:table-cell office:value-type="float" office:value="-137.984">
            <text:p>-137.984</text:p>
          </table:table-cell>
          <table:table-cell office:value-type="float" office:value="552.234">
            <text:p>552.234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8 14:42:13</text:p>
          </table:table-cell>
          <table:table-cell office:value-type="float" office:value="6.48">
            <text:p>6.48</text:p>
          </table:table-cell>
          <table:table-cell office:value-type="float" office:value="580">
            <text:p>580</text:p>
          </table:table-cell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/>
          <table:table-cell office:value-type="float" office:value="-34.313">
            <text:p>-34.313</text:p>
          </table:table-cell>
          <table:table-cell office:value-type="float" office:value="690.218">
            <text:p>690.218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8 14:06:00</text:p>
          </table:table-cell>
          <table:table-cell office:value-type="float" office:value="28.251">
            <text:p>28.251</text:p>
          </table:table-cell>
          <table:table-cell office:value-type="float" office:value="632">
            <text:p>632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/>
          <table:table-cell office:value-type="float" office:value="-147.547">
            <text:p>-147.547</text:p>
          </table:table-cell>
          <table:table-cell office:value-type="float" office:value="724.531">
            <text:p>724.531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8 12:55:46</text:p>
          </table:table-cell>
          <table:table-cell office:value-type="float" office:value="5.88">
            <text:p>5.88</text:p>
          </table:table-cell>
          <table:table-cell office:value-type="float" office:value="729">
            <text:p>729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string">
            <text:p>Worst</text:p>
          </table:table-cell>
          <table:table-cell office:value-type="float" office:value="424.578">
            <text:p>424.578</text:p>
          </table:table-cell>
          <table:table-cell office:value-type="float" office:value="872.078">
            <text:p>872.078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8 00:19:27</text:p>
          </table:table-cell>
          <table:table-cell office:value-type="float" office:value="7.698">
            <text:p>7.698</text:p>
          </table:table-cell>
          <table:table-cell office:value-type="float" office:value="308">
            <text:p>308</text:p>
          </table:table-cell>
          <table:table-cell office:value-type="float" office:value="103">
            <text:p>103</text:p>
          </table:table-cell>
          <table:table-cell office:value-type="float" office:value="139">
            <text:p>139</text:p>
          </table:table-cell>
          <table:table-cell/>
          <table:table-cell office:value-type="float" office:value="-38.578">
            <text:p>-38.578</text:p>
          </table:table-cell>
          <table:table-cell office:value-type="float" office:value="447.5">
            <text:p>447.5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7 23:23:03</text:p>
          </table:table-cell>
          <table:table-cell office:value-type="float" office:value="7.945">
            <text:p>7.945</text:p>
          </table:table-cell>
          <table:table-cell office:value-type="float" office:value="408">
            <text:p>408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/>
          <table:table-cell office:value-type="float" office:value="-27.125">
            <text:p>-27.125</text:p>
          </table:table-cell>
          <table:table-cell office:value-type="float" office:value="486.078">
            <text:p>486.078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7 23:12:37</text:p>
          </table:table-cell>
          <table:table-cell office:value-type="float" office:value="9.997">
            <text:p>9.997</text:p>
          </table:table-cell>
          <table:table-cell office:value-type="float" office:value="424">
            <text:p>424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/>
          <table:table-cell office:value-type="float" office:value="103.297">
            <text:p>103.297</text:p>
          </table:table-cell>
          <table:table-cell office:value-type="float" office:value="513.203">
            <text:p>513.203</text:p>
          </table:table-cell>
          <table:table-cell table:number-columns-repeated="6"/>
        </table:table-row>
        <table:table-row table:style-name="ro2">
          <table:table-cell office:value-type="string">
            <text:p>2021-10-27 22:56:41</text:p>
          </table:table-cell>
          <table:table-cell office:value-type="float" office:value="7.912">
            <text:p>7.912</text:p>
          </table:table-cell>
          <table:table-cell office:value-type="float" office:value="308">
            <text:p>308</text:p>
          </table:table-cell>
          <table:table-cell office:value-type="float" office:value="69">
            <text:p>69</text:p>
          </table:table-cell>
          <table:table-cell office:value-type="float" office:value="101">
            <text:p>101</text:p>
          </table:table-cell>
          <table:table-cell/>
          <table:table-cell office:value-type="float" office:value="-14.203">
            <text:p>-14.203</text:p>
          </table:table-cell>
          <table:table-cell office:value-type="float" office:value="409.906">
            <text:p>409.906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7 22:42:53</text:p>
          </table:table-cell>
          <table:table-cell office:value-type="float" office:value="9.33">
            <text:p>9.33</text:p>
          </table:table-cell>
          <table:table-cell office:value-type="float" office:value="320">
            <text:p>320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/>
          <table:table-cell office:value-type="float" office:value="-298.828">
            <text:p>-298.828</text:p>
          </table:table-cell>
          <table:table-cell office:value-type="float" office:value="424.109">
            <text:p>424.109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7 21:44:11</text:p>
          </table:table-cell>
          <table:table-cell office:value-type="float" office:value="6.242">
            <text:p>6.242</text:p>
          </table:table-cell>
          <table:table-cell office:value-type="float" office:value="602">
            <text:p>602</text:p>
          </table:table-cell>
          <table:table-cell office:value-type="float" office:value="43">
            <text:p>43</text:p>
          </table:table-cell>
          <table:table-cell office:value-type="float" office:value="120">
            <text:p>120</text:p>
          </table:table-cell>
          <table:table-cell/>
          <table:table-cell office:value-type="float" office:value="-103.5">
            <text:p>-103.5</text:p>
          </table:table-cell>
          <table:table-cell office:value-type="float" office:value="722.937">
            <text:p>722.937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7 20:34:42</text:p>
          </table:table-cell>
          <table:table-cell office:value-type="float" office:value="8.183">
            <text:p>8.183</text:p>
          </table:table-cell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/>
          <table:table-cell office:value-type="float" office:value="119.328">
            <text:p>119.328</text:p>
          </table:table-cell>
          <table:table-cell office:value-type="float" office:value="826.437">
            <text:p>826.437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7 14:42:54</text:p>
          </table:table-cell>
          <table:table-cell office:value-type="float" office:value="8.23">
            <text:p>8.23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/>
          <table:table-cell office:value-type="float" office:value="-35.172">
            <text:p>-35.172</text:p>
          </table:table-cell>
          <table:table-cell office:value-type="float" office:value="707.109">
            <text:p>707.109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7 10:50:58</text:p>
          </table:table-cell>
          <table:table-cell office:value-type="float" office:value="8.57">
            <text:p>8.57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/>
          <table:table-cell office:value-type="float" office:value="214.656">
            <text:p>214.656</text:p>
          </table:table-cell>
          <table:table-cell office:value-type="float" office:value="742.281">
            <text:p>742.281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7 00:10:13</text:p>
          </table:table-cell>
          <table:table-cell office:value-type="float" office:value="8.117">
            <text:p>8.117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  <table:table-cell office:value-type="float" office:value="-228.421">
            <text:p>-228.421</text:p>
          </table:table-cell>
          <table:table-cell office:value-type="float" office:value="527.625">
            <text:p>527.625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6 23:44:54</text:p>
          </table:table-cell>
          <table:table-cell office:value-type="float" office:value="8.253">
            <text:p>8.253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/>
          <table:table-cell office:value-type="float" office:value="226.203">
            <text:p>226.203</text:p>
          </table:table-cell>
          <table:table-cell office:value-type="float" office:value="756.046">
            <text:p>756.046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6 17:22:10</text:p>
          </table:table-cell>
          <table:table-cell office:value-type="float" office:value="8.1">
            <text:p>8.1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/>
          <table:table-cell office:value-type="float" office:value="-13.047">
            <text:p>-13.047</text:p>
          </table:table-cell>
          <table:table-cell office:value-type="float" office:value="529.843">
            <text:p>529.843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6 16:52:04</text:p>
          </table:table-cell>
          <table:table-cell office:value-type="float" office:value="8.55">
            <text:p>8.55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/>
          <table:table-cell office:value-type="float" office:value="-37.188">
            <text:p>-37.188</text:p>
          </table:table-cell>
          <table:table-cell office:value-type="float" office:value="542.89">
            <text:p>542.89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6 16:37:56</text:p>
          </table:table-cell>
          <table:table-cell office:value-type="float" office:value="7.885">
            <text:p>7.885</text:p>
          </table:table-cell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/>
          <table:table-cell office:value-type="float" office:value="-6.515">
            <text:p>-6.515</text:p>
          </table:table-cell>
          <table:table-cell office:value-type="float" office:value="580.078">
            <text:p>580.078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6 15:02:59</text:p>
          </table:table-cell>
          <table:table-cell office:value-type="float" office:value="8.153">
            <text:p>8.153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/>
          <table:table-cell office:value-type="float" office:value="-27.438">
            <text:p>-27.438</text:p>
          </table:table-cell>
          <table:table-cell office:value-type="float" office:value="586.593">
            <text:p>586.593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6 14:47:02</text:p>
          </table:table-cell>
          <table:table-cell office:value-type="float" office:value="8.689">
            <text:p>8.689</text:p>
          </table:table-cell>
          <table:table-cell office:value-type="float" office:value="508">
            <text:p>508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/>
          <table:table-cell office:value-type="float" office:value="15.594">
            <text:p>15.594</text:p>
          </table:table-cell>
          <table:table-cell office:value-type="float" office:value="614.031">
            <text:p>614.031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6 12:43:26</text:p>
          </table:table-cell>
          <table:table-cell office:value-type="float" office:value="6.25">
            <text:p>6.25</text:p>
          </table:table-cell>
          <table:table-cell office:value-type="float" office:value="520">
            <text:p>520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/>
          <table:table-cell office:value-type="float" office:value="39.281">
            <text:p>39.281</text:p>
          </table:table-cell>
          <table:table-cell office:value-type="float" office:value="598.437">
            <text:p>598.437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6 12:12:25</text:p>
          </table:table-cell>
          <table:table-cell office:value-type="float" office:value="7.86">
            <text:p>7.86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/>
          <table:table-cell office:value-type="float" office:value="5.578">
            <text:p>5.578</text:p>
          </table:table-cell>
          <table:table-cell office:value-type="float" office:value="559.156">
            <text:p>559.156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6 11:41:50</text:p>
          </table:table-cell>
          <table:table-cell office:value-type="float" office:value="8.53">
            <text:p>8.53</text:p>
          </table:table-cell>
          <table:table-cell office:value-type="float" office:value="470">
            <text:p>470</text:p>
          </table:table-cell>
          <table:table-cell office:value-type="float" office:value="173">
            <text:p>173</text:p>
          </table:table-cell>
          <table:table-cell office:value-type="float" office:value="83">
            <text:p>83</text:p>
          </table:table-cell>
          <table:table-cell/>
          <table:table-cell office:value-type="float" office:value="-234.859">
            <text:p>-234.859</text:p>
          </table:table-cell>
          <table:table-cell office:value-type="float" office:value="553.578">
            <text:p>553.578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6 11:16:50</text:p>
          </table:table-cell>
          <table:table-cell office:value-type="float" office:value="7.831">
            <text:p>7.831</text:p>
          </table:table-cell>
          <table:table-cell office:value-type="float" office:value="654">
            <text:p>654</text:p>
          </table:table-cell>
          <table:table-cell office:value-type="float" office:value="76">
            <text:p>76</text:p>
          </table:table-cell>
          <table:table-cell office:value-type="float" office:value="134">
            <text:p>134</text:p>
          </table:table-cell>
          <table:table-cell/>
          <table:table-cell office:value-type="float" office:value="178.547">
            <text:p>178.547</text:p>
          </table:table-cell>
          <table:table-cell office:value-type="float" office:value="788.437">
            <text:p>788.437</text:p>
          </table:table-cell>
          <table:table-cell table:number-columns-repeated="6"/>
        </table:table-row>
        <table:table-row table:style-name="ro2">
          <table:table-cell office:value-type="string">
            <text:p>2021-10-23 16:13:48</text:p>
          </table:table-cell>
          <table:table-cell office:value-type="float" office:value="8.121">
            <text:p>8.121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/>
          <table:table-cell office:value-type="float" office:value="53.687">
            <text:p>53.687</text:p>
          </table:table-cell>
          <table:table-cell office:value-type="float" office:value="609.89">
            <text:p>609.89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3 13:15:59</text:p>
          </table:table-cell>
          <table:table-cell office:value-type="float" office:value="7.95">
            <text:p>7.95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/>
          <table:table-cell office:value-type="float" office:value="17.625">
            <text:p>17.625</text:p>
          </table:table-cell>
          <table:table-cell office:value-type="float" office:value="556.203">
            <text:p>556.203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3 12:31:32</text:p>
          </table:table-cell>
          <table:table-cell office:value-type="float" office:value="7.773">
            <text:p>7.773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/>
          <table:table-cell office:value-type="float" office:value="-39.187">
            <text:p>-39.187</text:p>
          </table:table-cell>
          <table:table-cell office:value-type="float" office:value="538.578">
            <text:p>538.578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3 12:04:18</text:p>
          </table:table-cell>
          <table:table-cell office:value-type="float" office:value="8.7">
            <text:p>8.7</text:p>
          </table:table-cell>
          <table:table-cell office:value-type="float" office:value="500">
            <text:p>500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/>
          <table:table-cell office:value-type="float" office:value="44.984">
            <text:p>44.984</text:p>
          </table:table-cell>
          <table:table-cell office:value-type="float" office:value="577.765">
            <text:p>577.765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3 11:49:56</text:p>
          </table:table-cell>
          <table:table-cell office:value-type="float" office:value="7.684">
            <text:p>7.684</text:p>
          </table:table-cell>
          <table:table-cell office:value-type="float" office:value="426">
            <text:p>426</text:p>
          </table:table-cell>
          <table:table-cell office:value-type="float" office:value="783">
            <text:p>783</text:p>
          </table:table-cell>
          <table:table-cell office:value-type="float" office:value="106">
            <text:p>106</text:p>
          </table:table-cell>
          <table:table-cell/>
          <table:table-cell office:value-type="float" office:value="7.625">
            <text:p>7.625</text:p>
          </table:table-cell>
          <table:table-cell office:value-type="float" office:value="532.781">
            <text:p>532.781</text:p>
          </table:table-cell>
          <table:table-cell table:number-columns-repeated="6"/>
        </table:table-row>
        <table:table-row table:style-name="ro2">
          <table:table-cell office:value-type="string">
            <text:p>2021-10-23 09:44:27</text:p>
          </table:table-cell>
          <table:table-cell office:value-type="float" office:value="8.78">
            <text:p>8.78</text:p>
          </table:table-cell>
          <table:table-cell office:value-type="float" office:value="418">
            <text:p>418</text:p>
          </table:table-cell>
          <table:table-cell office:value-type="float" office:value="1596">
            <text:p>1596</text:p>
          </table:table-cell>
          <table:table-cell office:value-type="float" office:value="107">
            <text:p>107</text:p>
          </table:table-cell>
          <table:table-cell/>
          <table:table-cell office:value-type="float" office:value="-1.14">
            <text:p>-1.14</text:p>
          </table:table-cell>
          <table:table-cell office:value-type="float" office:value="525.156">
            <text:p>525.156</text:p>
          </table:table-cell>
          <table:table-cell table:number-columns-repeated="6"/>
        </table:table-row>
        <table:table-row table:style-name="ro2">
          <table:table-cell office:value-type="string">
            <text:p>2021-10-23 00:15:46</text:p>
          </table:table-cell>
          <table:table-cell office:value-type="float" office:value="7.754">
            <text:p>7.754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/>
          <table:table-cell office:value-type="float" office:value="-35.219">
            <text:p>-35.219</text:p>
          </table:table-cell>
          <table:table-cell office:value-type="float" office:value="526.296">
            <text:p>526.296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2 23:32:17</text:p>
          </table:table-cell>
          <table:table-cell office:value-type="float" office:value="7.936">
            <text:p>7.936</text:p>
          </table:table-cell>
          <table:table-cell office:value-type="float" office:value="487">
            <text:p>487</text:p>
          </table:table-cell>
          <table:table-cell office:value-type="float" office:value="23">
            <text:p>23</text:p>
          </table:table-cell>
          <table:table-cell office:value-type="float" office:value="74">
            <text:p>74</text:p>
          </table:table-cell>
          <table:table-cell/>
          <table:table-cell office:value-type="float" office:value="-59.344">
            <text:p>-59.344</text:p>
          </table:table-cell>
          <table:table-cell office:value-type="float" office:value="561.515">
            <text:p>561.515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2 23:05:07</text:p>
          </table:table-cell>
          <table:table-cell office:value-type="float" office:value="7.621">
            <text:p>7.621</text:p>
          </table:table-cell>
          <table:table-cell office:value-type="float" office:value="521">
            <text:p>52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/>
          <table:table-cell office:value-type="float" office:value="-57.75">
            <text:p>-57.75</text:p>
          </table:table-cell>
          <table:table-cell office:value-type="float" office:value="620.859">
            <text:p>620.859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2 11:35:41</text:p>
          </table:table-cell>
          <table:table-cell office:value-type="float" office:value="6.163">
            <text:p>6.163</text:p>
          </table:table-cell>
          <table:table-cell office:value-type="float" office:value="585">
            <text:p>585</text:p>
          </table:table-cell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/>
          <table:table-cell office:value-type="float" office:value="-56.547">
            <text:p>-56.547</text:p>
          </table:table-cell>
          <table:table-cell office:value-type="float" office:value="678.609">
            <text:p>678.609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2 11:06:55</text:p>
          </table:table-cell>
          <table:table-cell office:value-type="float" office:value="7.7">
            <text:p>7.7</text:p>
          </table:table-cell>
          <table:table-cell office:value-type="float" office:value="591">
            <text:p>591</text:p>
          </table:table-cell>
          <table:table-cell office:value-type="float" office:value="65">
            <text:p>65</text:p>
          </table:table-cell>
          <table:table-cell office:value-type="float" office:value="144">
            <text:p>144</text:p>
          </table:table-cell>
          <table:table-cell/>
          <table:table-cell office:value-type="float" office:value="128.703">
            <text:p>128.703</text:p>
          </table:table-cell>
          <table:table-cell office:value-type="float" office:value="735.156">
            <text:p>735.156</text:p>
          </table:table-cell>
          <table:table-cell table:number-columns-repeated="6"/>
        </table:table-row>
        <table:table-row table:style-name="ro2">
          <table:table-cell office:value-type="string">
            <text:p>2021-10-21 12:47:48</text:p>
          </table:table-cell>
          <table:table-cell office:value-type="float" office:value="7.938">
            <text:p>7.938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/>
          <table:table-cell office:value-type="float" office:value="-41.406">
            <text:p>-41.406</text:p>
          </table:table-cell>
          <table:table-cell office:value-type="float" office:value="606.453">
            <text:p>606.453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1 11:45:17</text:p>
          </table:table-cell>
          <table:table-cell office:value-type="float" office:value="8.82">
            <text:p>8.82</text:p>
          </table:table-cell>
          <table:table-cell office:value-type="float" office:value="513">
            <text:p>513</text:p>
          </table:table-cell>
          <table:table-cell office:value-type="float" office:value="44">
            <text:p>44</text:p>
          </table:table-cell>
          <table:table-cell office:value-type="float" office:value="134">
            <text:p>134</text:p>
          </table:table-cell>
          <table:table-cell/>
          <table:table-cell office:value-type="float" office:value="-72.375">
            <text:p>-72.375</text:p>
          </table:table-cell>
          <table:table-cell office:value-type="float" office:value="647.859">
            <text:p>647.859</text:p>
          </table:table-cell>
          <table:table-cell office:value-type="string">
            <text:p>Delayed</text:p>
          </table:table-cell>
          <table:table-cell table:number-columns-repeated="5"/>
        </table:table-row>
        <table:table-row table:style-name="ro2">
          <table:table-cell office:value-type="string">
            <text:p>2021-10-21 11:27:07</text:p>
          </table:table-cell>
          <table:table-cell office:value-type="float" office:value="7.657">
            <text:p>7.657</text:p>
          </table:table-cell>
          <table:table-cell office:value-type="float" office:value="577">
            <text:p>577</text:p>
          </table:table-cell>
          <table:table-cell office:value-type="float" office:value="60">
            <text:p>60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float" office:value="720.234">
            <text:p>720.234</text:p>
          </table:table-cell>
          <table:table-cell table:number-columns-repeated="6"/>
        </table:table-row>
        <table:table-row table:style-name="ro2" table:number-rows-repeated="2">
          <table:table-cell table:number-columns-repeated="14"/>
        </table:table-row>
        <table:table-row table:style-name="ro2">
          <table:table-cell>
            <draw:frame table:end-cell-address="Sheet1.O102" table:end-x="1.817cm" table:end-y="0.033cm" draw:z-index="0" draw:style-name="gr1" draw:text-style-name="P1" svg:width="17.437cm" svg:height="8.983cm" svg:x="0cm" svg:y="0.082cm">
              <draw:object draw:notify-on-update-of-ranges="Sheet1.C1:Sheet1.C1 Sheet1.C2:Sheet1.C79 Sheet1.E1:Sheet1.E1 Sheet1.E2:Sheet1.E7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2" table:number-rows-repeated="1048493">
          <table:table-cell table:number-columns-repeated="14"/>
        </table:table-row>
        <table:table-row table:style-name="ro2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year/>
      <number:month number:style="long"/>
      <number:day number:style="long"/>
      <number:text>  </number:text>
      <number:hours/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 style:print="charts drawings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4">2021-11-14</text:date>, <text:time>16:2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date>2021-11-14T16:28:28.95</dc:date>
    <dc:creator>David G Horsman</dc:creator>
    <meta:editing-duration>PT40M20S</meta:editing-duration>
    <meta:editing-cycles>5</meta:editing-cycles>
    <meta:document-statistic meta:table-count="1" meta:cell-count="62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use-zero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38cm" svg:height="8.984cm" xlink:href=".." xlink:type="simple" chart:class="chart:area" chart:style-name="ch1">
        <chart:title svg:x="6.889cm" svg:y="0.315cm" chart:style-name="ch2">
          <text:p>System Boot Time</text:p>
        </chart:title>
        <chart:subtitle svg:x="7.313cm" svg:y="1.273cm" chart:style-name="ch3">
          <text:p>(RavePC 2021)</text:p>
        </chart:subtitle>
        <chart:legend chart:legend-position="bottom" svg:x="6.943cm" svg:y="7.752cm" style:legend-expansion="wide" chart:style-name="ch4"/>
        <chart:plot-area chart:style-name="ch5" table:cell-range-address="Sheet1.C1:Sheet1.C79 Sheet1.E1:Sheet1.E79" chart:data-source-has-labels="row" svg:x="0.485cm" svg:y="0.102cm" svg:width="16.414cm" svg:height="8.746cm">
          <chartooo:coordinate-region svg:x="1.477cm" svg:y="0.314cm" svg:width="15.235cm" svg:height="7.437cm"/>
          <chart:axis chart:dimension="x" chart:name="primary-x" chart:style-name="ch6"/>
          <chart:axis chart:dimension="y" chart:name="primary-y" chart:style-name="ch6">
            <chart:title svg:x="0.001cm" svg:y="5.167cm" chart:style-name="ch7">
              <text:p>seconds</text:p>
            </chart:title>
            <chart:grid chart:style-name="ch8" chart:class="major"/>
          </chart:axis>
          <chart:series chart:style-name="ch9" chart:values-cell-range-address="Sheet1.C2:Sheet1.C79" chart:label-cell-address="Sheet1.C1:Sheet1.C1" chart:class="chart:area">
            <chart:data-point chart:repeated="78"/>
          </chart:series>
          <chart:series chart:style-name="ch10" chart:values-cell-range-address="Sheet1.E2:Sheet1.E79" chart:label-cell-address="Sheet1.E1:Sheet1.E1" chart:class="chart:area">
            <chart:data-point chart:repeated="7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o
Logon</text:p>
                <draw:g>
                  <svg:desc>Sheet1.C1:Sheet1.C1</svg:desc>
                </draw:g>
              </table:table-cell>
              <table:table-cell office:value-type="string">
                <text:p>Logon to
Deskto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">
                <text:p>99</text:p>
                <draw:g>
                  <svg:desc>Sheet1.C2:Sheet1.C79</svg:desc>
                </draw:g>
              </table:table-cell>
              <table:table-cell office:value-type="float" office:value="161">
                <text:p>161</text:p>
                <draw:g>
                  <svg:desc>Sheet1.E2:Sheet1.E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7">
                <text:p>3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4">
                <text:p>21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">
                <text:p>12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1">
                <text:p>3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">
                <text:p>17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9">
                <text:p>3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1">
                <text:p>28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6">
                <text:p>27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">
                <text:p>15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">
                <text:p>1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">
                <text:p>22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">
                <text:p>15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">
                <text:p>8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8">
                <text:p>31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4">
                <text:p>3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4">
                <text:p>3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7">
                <text:p>41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5">
                <text:p>3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9">
                <text:p>67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6">
                <text:p>4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8">
                <text:p>3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">
                <text:p>3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4">
                <text:p>46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7">
                <text:p>4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0">
                <text:p>3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6">
                <text:p>4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7">
                <text:p>44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">
                <text:p>5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6">
                <text:p>4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0">
                <text:p>5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2">
                <text:p>6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9">
                <text:p>7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8">
                <text:p>3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8">
                <text:p>4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4">
                <text:p>4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8">
                <text:p>3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0">
                <text:p>3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2">
                <text:p>6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">
                <text:p>67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6">
                <text:p>57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8">
                <text:p>60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4">
                <text:p>4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9">
                <text:p>60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7">
                <text:p>42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7">
                <text:p>4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8">
                <text:p>4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3">
                <text:p>48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8">
                <text:p>5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0">
                <text:p>5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0">
                <text:p>4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0">
                <text:p>4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4">
                <text:p>65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6">
                <text:p>47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5">
                <text:p>46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6">
                <text:p>4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0">
                <text:p>5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6">
                <text:p>4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8">
                <text:p>41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2">
                <text:p>4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7">
                <text:p>4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1">
                <text:p>5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5">
                <text:p>5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1">
                <text:p>59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3">
                <text:p>5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3">
                <text:p>5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7">
                <text:p>577</text:p>
              </table:table-cell>
              <table:table-cell office:value-type="float" office:value="143">
                <text:p>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